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>M</mi>
      <mo stretchy="false">=</mo>
      <mrow>
        <mo fence="true" stretchy="true">[</mo>
        <mrow>
          <mtable>
            <mtr>
              <mtd>
                <mn>1</mn>
              </mtd>
              <mtd>
                <mn>0</mn>
              </mtd>
            </mtr>
            <mtr>
              <mtd>
                <mfrac>
                  <mrow>
                    <msub>
                      <mi>n</mi>
                      <mn>2</mn>
                    </msub>
                    <mo stretchy="false">−</mo>
                    <msub>
                      <mi>n</mi>
                      <mn>1</mn>
                    </msub>
                  </mrow>
                  <mrow>
                    <mi>R</mi>
                    <msub>
                      <mi>n</mi>
                      <mn>2</mn>
                    </msub>
                  </mrow>
                </mfrac>
              </mtd>
              <mtd>
                <mfrac>
                  <msub>
                    <mi>n</mi>
                    <mn>1</mn>
                  </msub>
                  <msub>
                    <mi>n</mi>
                    <mn>2</mn>
                  </msub>
                </mfrac>
              </mtd>
            </mtr>
          </mtable>
        </mrow>
        <mo fence="true" stretchy="true">]</mo>
      </mrow>
    </mrow>
    <annotation encoding="StarMath 5.0">M = left [ matrix{1 # 0 ## {n_2 - n_1} over {R n_2}  # {n_1 over n_2} } right ]

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ter </meta:initial-creator>
    <meta:creation-date>2013-09-26T23:22:59</meta:creation-date>
    <meta:generator>LibreOffice/5.1.6.2$Linux_X86_64 LibreOffice_project/10m0$Build-2</meta:generator>
    <dc:date>2018-09-26T16:54:54.998060136</dc:date>
    <meta:editing-duration>PT11M27S</meta:editing-duration>
    <meta:editing-cycles>4</meta:editing-cycles>
  </office:meta>
</office:document-meta>
</file>